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5-09-3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5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5-07-3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5-06-2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5-05-1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5-03-1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4-11-2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4-08-2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4-07-2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4-06-28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4-05-29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4-04-25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3-11-30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3-10-30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3-09-26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6808" calcext:value-type="float">
            <text:p>33.8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3-08-2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3-07-20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3-06-12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3-05-03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3-04-11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2-11-04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2-10-11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2-09-19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2-08-02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2-07-11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2-06-07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2-05-12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2-04-08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2-03-08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1-11-05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1-10-01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1-09-0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1-08-05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1-07-12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1-06-0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1-05-0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1-03-12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9508" calcext:value-type="float">
            <text:p>32.63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9148" calcext:value-type="float">
            <text:p>33.56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0968" calcext:value-type="float">
            <text:p>31.6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6808" calcext:value-type="float">
            <text:p>33.8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8808" calcext:value-type="float">
            <text:p>33.3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7228" calcext:value-type="float">
            <text:p>33.44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5748" calcext:value-type="float">
            <text:p>33.03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524" calcext:value-type="float">
            <text:p>33.0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3388" calcext:value-type="float">
            <text:p>33.20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0236" calcext:value-type="float">
            <text:p>33.13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798" calcext:value-type="float">
            <text:p>33.36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2712" calcext:value-type="float">
            <text:p>33.3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6644" calcext:value-type="float">
            <text:p>33.34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9316" calcext:value-type="float">
            <text:p>33.38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5684" calcext:value-type="float">
            <text:p>33.28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826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98" meta:object-count="0"/>
    <meta:user-defined meta:name="AppVersion">3.0</meta:user-defined>
  </office:meta>
</office:document-meta>
</file>